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.1cm" svg:stroke-color="#b2b2b2" draw:marker-start-width="0.5cm" draw:marker-end-width="0.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20140930" table:style-name="ta1">
        <office:forms form:automatic-focus="false" form:apply-design-mode="false"/>
        <table:shapes>
          <draw:frame draw:z-index="0" draw:style-name="gr1" draw:text-style-name="P1" svg:width="18cm" svg:height="11.25cm" svg:x="7.707cm" svg:y="0.479cm">
            <draw:object draw:notify-on-update-of-ranges="'20140930'.A2:'20140930'.A7 '20140930'.B2:'20140930'.B7 '20140930'.B2:'20140930'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04" table:default-cell-style-name="Default"/>
        <table:table-row table:style-name="ro1">
          <table:table-cell table:style-name="ce1" table:number-columns-repeated="1018"/>
        </table:table-row>
        <table:table-row table:style-name="ro1">
          <table:table-cell table:style-name="ce1" table:formula="of:=[.J42]" office:value-type="string" office:string-value="Ghostery" calcext:value-type="string">
            <text:p>Ghostery</text:p>
          </table:table-cell>
          <table:table-cell table:formula="of:=COUNTA([.J48:.J244])" office:value-type="float" office:value="197" calcext:value-type="float">
            <text:p>197</text:p>
          </table:table-cell>
          <table:table-cell table:style-name="ce1" table:number-columns-repeated="1016"/>
        </table:table-row>
        <table:table-row table:style-name="ro1">
          <table:table-cell table:style-name="ce1" table:formula="of:=[.P42]" office:value-type="string" office:string-value="uBlock (gorhill)" calcext:value-type="string">
            <text:p>uBlock (gorhill)</text:p>
          </table:table-cell>
          <table:table-cell table:formula="of:=COUNTA([.P48:.P252])" office:value-type="float" office:value="205" calcext:value-type="float">
            <text:p>205</text:p>
          </table:table-cell>
          <table:table-cell table:style-name="ce1" table:number-columns-repeated="1016"/>
        </table:table-row>
        <table:table-row table:style-name="ro1">
          <table:table-cell table:style-name="ce1" table:formula="of:=[.A42]" office:value-type="string" office:string-value="uBlock" calcext:value-type="string">
            <text:p>uBlock</text:p>
          </table:table-cell>
          <table:table-cell table:formula="of:=COUNTA([.A48:.A332])" office:value-type="float" office:value="285" calcext:value-type="float">
            <text:p>285</text:p>
          </table:table-cell>
          <table:table-cell table:style-name="ce1" table:number-columns-repeated="1016"/>
        </table:table-row>
        <table:table-row table:style-name="ro1">
          <table:table-cell table:style-name="ce1" table:formula="of:=[.D42]" office:value-type="string" office:string-value="ABP" calcext:value-type="string">
            <text:p>ABP</text:p>
          </table:table-cell>
          <table:table-cell table:formula="of:=COUNTA([.D48:.D416])" office:value-type="float" office:value="369" calcext:value-type="float">
            <text:p>369</text:p>
          </table:table-cell>
          <table:table-cell table:style-name="ce1" table:number-columns-repeated="1016"/>
        </table:table-row>
        <table:table-row table:style-name="ro1">
          <table:table-cell table:style-name="ce1" table:formula="of:=[.G42]" office:value-type="string" office:string-value="Disconnect" calcext:value-type="string">
            <text:p>Disconnect</text:p>
          </table:table-cell>
          <table:table-cell table:formula="of:=COUNTA([.G48:.G447])" office:value-type="float" office:value="400" calcext:value-type="float">
            <text:p>400</text:p>
          </table:table-cell>
          <table:table-cell table:style-name="ce1" table:number-columns-repeated="1016"/>
        </table:table-row>
        <table:table-row table:style-name="ro1">
          <table:table-cell table:style-name="ce1" table:formula="of:=[.M42]" office:value-type="string" office:string-value="No blocker" calcext:value-type="string">
            <text:p>No blocker</text:p>
          </table:table-cell>
          <table:table-cell table:formula="of:=COUNTA([.M48:.M1625])" office:value-type="float" office:value="1578" calcext:value-type="float">
            <text:p>1578</text:p>
          </table:table-cell>
          <table:table-cell table:style-name="ce1" table:number-columns-repeated="1016"/>
        </table:table-row>
        <table:table-row table:style-name="ro1" table:number-rows-repeated="34"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uBlock</text:p>
          </table:table-cell>
          <table:table-cell table:style-name="ce1" table:number-columns-repeated="2"/>
          <table:table-cell table:style-name="ce1" office:value-type="string" calcext:value-type="string">
            <text:p>ABP</text:p>
          </table:table-cell>
          <table:table-cell table:style-name="ce1" table:number-columns-repeated="2"/>
          <table:table-cell table:style-name="ce1" office:value-type="string" calcext:value-type="string">
            <text:p>Disconnect</text:p>
          </table:table-cell>
          <table:table-cell table:style-name="ce1" table:number-columns-repeated="2"/>
          <table:table-cell table:style-name="ce1" office:value-type="string" calcext:value-type="string">
            <text:p>Ghostery</text:p>
          </table:table-cell>
          <table:table-cell table:style-name="ce1" table:number-columns-repeated="2"/>
          <table:table-cell table:style-name="ce1" office:value-type="string" calcext:value-type="string">
            <text:p>No blocker</text:p>
          </table:table-cell>
          <table:table-cell table:style-name="ce1" table:number-columns-repeated="2"/>
          <table:table-cell table:style-name="ce1" office:value-type="string" calcext:value-type="string">
            <text:p>uBlock (gorhill)</text:p>
          </table:table-cell>
          <table:table-cell table:style-name="ce1" table:number-columns-repeated="1002"/>
        </table:table-row>
        <table:table-row table:style-name="ro1">
          <table:table-cell table:style-name="ce1" office:value-type="string" calcext:value-type="string">
            <text:p>0.6.6.0</text:p>
          </table:table-cell>
          <table:table-cell table:style-name="ce1" table:number-columns-repeated="2"/>
          <table:table-cell table:style-name="ce1" office:value-type="string" calcext:value-type="string">
            <text:p>1.8.5</text:p>
          </table:table-cell>
          <table:table-cell table:style-name="ce1" table:number-columns-repeated="2"/>
          <table:table-cell table:style-name="ce1" office:value-type="string" calcext:value-type="string">
            <text:p>5.18.15</text:p>
          </table:table-cell>
          <table:table-cell table:style-name="ce1" table:number-columns-repeated="2"/>
          <table:table-cell table:style-name="ce1" office:value-type="string" calcext:value-type="string">
            <text:p>5.4.0</text:p>
          </table:table-cell>
          <table:table-cell table:style-name="ce1" table:number-columns-repeated="5"/>
          <table:table-cell table:style-name="ce1" office:value-type="string" calcext:value-type="string">
            <text:p>0.6.6.0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Scripts (3rd party / all):</text:p>
          </table:table-cell>
          <table:table-cell office:value-type="string" calcext:value-type="string">
            <text:p>681 / 1011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774 / 1106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922 / 1258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490 / 796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2659 / 3156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507 / 7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 / 131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 / 139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 / 202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 / 135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 / 250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 / 1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871 / 5,558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966 / 5,671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3,266 / 6,141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548 / 5,304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8,225 / 11,718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467 / 5,057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47realmedi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247realmedia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omshardwa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net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33acros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net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bmr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net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businessw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oogl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blade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edexis-radar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lick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ddthisedg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googl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d18cih6mmf0fx0.cloudfron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d1ros97qkrwjf5.cloudfron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8rk54i4mohrb.cloudfront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d8rk54i4mohrb.cloudfront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kargo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izqy8916g7hx.cloudfron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usinessw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lick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reutersmedia.net</text:p>
          </table:table-cell>
          <table:table-cell office:value-type="string" calcext:value-type="string">
            <text:p>ny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opbandit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reutersmedia.net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etsentry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ny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scontx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zqtk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helioscloud.com</text:p>
          </table:table-cell>
          <table:table-cell office:value-type="string" calcext:value-type="string">
            <text:p>bloomberg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-nbcnews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amgdg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4"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argo.com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 table:number-columns-repeated="4"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4"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 table:number-columns-repeated="4"/>
          <table:table-cell office:value-type="string" calcext:value-type="string">
            <text:p>assoc-amazo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4"/>
          <table:table-cell office:value-type="string" calcext:value-type="string">
            <text:p>assoc-amaz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 table:number-columns-repeated="4"/>
          <table:table-cell office:value-type="string" calcext:value-type="string">
            <text:p>atdm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4"/>
          <table:table-cell office:value-type="string" calcext:value-type="string">
            <text:p>atdmt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4"/>
          <table:table-cell office:value-type="string" calcext:value-type="string">
            <text:p>atdm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4"/>
          <table:table-cell office:value-type="string" calcext:value-type="string">
            <text:p>atdmt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4"/>
          <table:table-cell office:value-type="string" calcext:value-type="string">
            <text:p>atdm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orrelate.net</text:p>
          </table:table-cell>
          <table:table-cell office:value-type="string" calcext:value-type="string">
            <text:p>engadget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orrelate.net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audienceiq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4"/>
          <table:table-cell office:value-type="string" calcext:value-type="string">
            <text:p>audienceiq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audienceiq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axf8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liverail.com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4"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beanstock.co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dotlabs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betrad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mdotlabs.com</text:p>
          </table:table-cell>
          <table:table-cell office:value-type="string" calcext:value-type="string">
            <text:p>perezhilton.com</text:p>
          </table:table-cell>
          <table:table-cell table:number-columns-repeated="4"/>
          <table:table-cell office:value-type="string" calcext:value-type="string">
            <text:p>betrad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 table:number-columns-repeated="4"/>
          <table:table-cell office:value-type="string" calcext:value-type="string">
            <text:p>betra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usinessweek.com</text:p>
          </table:table-cell>
          <table:table-cell table:number-columns-repeated="4"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mpstat.us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ntv.io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opbandit.com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4"/>
          <table:table-cell office:value-type="string" calcext:value-type="string">
            <text:p>blogad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 table:number-columns-repeated="4"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 table:number-columns-repeated="4"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imore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mashable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outbrain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guardian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outbrai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agefair.com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agefair.net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businessweek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cheezburger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bnet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 table:number-columns-repeated="4"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 table:number-columns-repeated="4"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bounceexchang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4"/>
          <table:table-cell office:value-type="string" calcext:value-type="string">
            <text:p>bounceexchange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qualtrics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qualtrics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brand-serv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brilig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brilig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4"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4"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4"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serving-sys.com</text:p>
          </table:table-cell>
          <table:table-cell office:value-type="string" calcext:value-type="string">
            <text:p>anandtech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erving-sys.com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simplereach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simplereach.com</text:p>
          </table:table-cell>
          <table:table-cell office:value-type="string" calcext:value-type="string">
            <text:p>usatoday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sonobi.com</text:p>
          </table:table-cell>
          <table:table-cell office:value-type="string" calcext:value-type="string">
            <text:p>dailymail.co.uk</text:p>
          </table:table-cell>
          <table:table-cell table:number-columns-repeated="4"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4"/>
          <table:table-cell office:value-type="string" calcext:value-type="string">
            <text:p>cbsi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 table:number-columns-repeated="4"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 table:number-columns-repeated="4"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4"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 table:number-columns-repeated="4"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cedexis-radar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toptenreviews.com</text:p>
          </table:table-cell>
          <table:table-cell office:value-type="string" calcext:value-type="string">
            <text:p>anandtech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bloomberg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tynt.com</text:p>
          </table:table-cell>
          <table:table-cell office:value-type="string" calcext:value-type="string">
            <text:p>businessinsider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ynt.com</text:p>
          </table:table-cell>
          <table:table-cell office:value-type="string" calcext:value-type="string">
            <text:p>perezhilton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od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od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odcdn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odcdn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oddata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qtk.net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eckm8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eckm8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itika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itika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ristianmingl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able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tale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tale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sspixel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wdscienc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wdscienc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wdscienc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sspx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sspxl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xen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8cih6mmf0fx0.cloudfron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ros97qkrwjf5.cloudfron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6b395fwzu5fz.cloudfront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r5wnm84d6nod.cloudfront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r5wnm84d6nod.cloudfron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8rk54i4mohrb.cloudfront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8rk54i4mohrb.cloudfront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fdbz2tdq3k01.cloudfront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playmarketplac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zqy8916g7hx.cloudfron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m6ndb2k9edja.cloudfron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mtr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v2vb8kiq42j6.cloudfront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ynamicyield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ynamicyield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bay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dgesuite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ffectivemeasure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mers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rmisvc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stat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acttarge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demand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demand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st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st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lashtalkin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lick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lite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ut.jp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etclicky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etclick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-mpulse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q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contx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ardi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iro.tv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iclk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dustrybrain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sightexpressa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sightexpressa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sightexpressai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sightexpressa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tellitx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vitemedia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perception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anrai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argo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orrelate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orrelate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egolas-media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cd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rail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dotlab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dotlab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plex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plex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plex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plex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ktw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usestat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pstat.us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xptin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yspac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anigan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-min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m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e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helter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s-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tv.io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bandit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enterpris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md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gefai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gefair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eer39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eer39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introll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introll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armobil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ltric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ltric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ltric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estionmarke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estionmarke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estionmarke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estionmarket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icktransmi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ack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ackcd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altime.co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searchnow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searchnow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searchnow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son8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utersmedia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gment.io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harethi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ereach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ereach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mete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nobi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ecific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ringboardplatform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ringboardvideo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.co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hesyndicationserver.co.uk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optenreview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emormedi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mbel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brant.co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glink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ndicosuit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ndicosuit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ayve.co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ebspectator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ebtrendsli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ired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cd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cdn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data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underloop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xit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bido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qtk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00-00-00</text:date>, <text:time style:data-style-name="N2" text:time-value="21:34:15.228307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07-22T19:29:10.580375115</meta:creation-date>
    <dc:date>2014-09-30T21:39:28.010167537</dc:date>
    <dc:creator>Raymond Hill</dc:creator>
    <meta:editing-duration>PT2H44M12S</meta:editing-duration>
    <meta:editing-cycles>16</meta:editing-cycles>
    <meta:generator>LibreOffice/4.2.6.3$Linux_X86_64 LibreOffice_project/420m0$Build-3</meta:generator>
    <meta:document-statistic meta:table-count="1" meta:cell-count="613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b2b2b2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11.251cm" xlink:href=".." xlink:type="simple" chart:class="chart:bar" chart:style-name="ch1">
        <chart:title svg:x="5.014cm" svg:y="0.361cm" chart:style-name="ch2">
          <text:p>Number of distinct 3rd-party servers hit</text:p>
        </chart:title>
        <chart:subtitle svg:x="4.763cm" svg:y="1.391cm" chart:style-name="ch3">
          <text:p>Lower bar = lower exposure to 3rd-party servers</text:p>
        </chart:subtitle>
        <chart:plot-area chart:style-name="ch4" table:cell-range-address="'20140930'.A2:'20140930'.B7" chart:data-source-has-labels="both" svg:x="0.81cm" svg:y="2.55cm" svg:width="16.471cm" svg:height="8.056cm">
          <chartooo:coordinate-region svg:x="1.802cm" svg:y="2.749cm" svg:width="15.479cm" svg:height="7.21cm"/>
          <chart:axis chart:dimension="x" chart:name="primary-x" chart:style-name="ch5" chartooo:axis-type="auto">
            <chartooo:date-scale/>
            <chart:categories table:cell-range-address="'20140930'.A2:'20140930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0930'.B2:'20140930'.B7" chart:label-cell-address="'20140930'.B2:'20140930'.B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7 205 285 369 400 1578</text:p>
                <text:list>
                  <text:list-item>
                    <text:p>197</text:p>
                  </text:list-item>
                  <text:list-item>
                    <text:p>205</text:p>
                  </text:list-item>
                  <text:list-item>
                    <text:p>285</text:p>
                  </text:list-item>
                  <text:list-item>
                    <text:p>369</text:p>
                  </text:list-item>
                  <text:list-item>
                    <text:p>400</text:p>
                  </text:list-item>
                  <text:list-item>
                    <text:p>1578</text:p>
                  </text:list-item>
                </text:list>
                <draw:g>
                  <svg:desc>'20140930'.B2:'20140930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hostery</text:p>
                <draw:g>
                  <svg:desc>'20140930'.A2:'20140930'.A7</svg:desc>
                </draw:g>
              </table:table-cell>
              <table:table-cell office:value-type="float" office:value="197">
                <text:p>197</text:p>
                <draw:g>
                  <svg:desc>'20140930'.B2:'20140930'.B7</svg:desc>
                </draw:g>
              </table:table-cell>
            </table:table-row>
            <table:table-row>
              <table:table-cell office:value-type="string">
                <text:p>uBlock (gorhill)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uBlock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BP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Disconnect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No blocker</text:p>
              </table:table-cell>
              <table:table-cell office:value-type="float" office:value="1578">
                <text:p>15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